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2cm"/>
    </style:style>
    <style:style style:name="co2" style:family="table-column">
      <style:table-column-properties fo:break-before="auto" style:column-width="8.5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4.808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5.002cm"/>
    </style:style>
    <style:style style:name="co12" style:family="table-column">
      <style:table-column-properties fo:break-before="auto" style:column-width="2.762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0.497cm"/>
    </style:style>
    <style:style style:name="co16" style:family="table-column">
      <style:table-column-properties fo:break-before="auto" style:column-width="1.536cm"/>
    </style:style>
    <style:style style:name="co17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D Ali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upo = Grupo.objects.get(idGrupo=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ocid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rudo ent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ecita de brus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iflor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jotes cocidos pic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árrag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calabaz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itlacoch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b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lo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o morrón (rojo, amarillo, verd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áb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mexicana, pico de gallo, taquera,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t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ate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tabel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ócoli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ocoli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alargada ó redon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za de casti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blanca rebana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y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ep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ícha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de árbo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Haban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Jalapeñ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Alfa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lent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azon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cam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cere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tomate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verdu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zanah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ill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oci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rdolag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Xoconos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Picada o ral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de 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pulí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bo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ba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zap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 pasa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urazno (chic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esa reban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ut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jos de mandarina, toronja y 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ch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ro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náb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 ro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naranja, toronja o mandarina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chi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 re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re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ataulf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petac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lón pi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n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ect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hawai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domini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mach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ndí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nge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o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Uva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rzamo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maranto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en hoju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oz blanco o integr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ita de granola o av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illo sin miga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lo de hamburg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áscara de papa sin frei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co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p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blanco desgr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nimalit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s habane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Marí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para sop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sa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ola con fruta seca,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arro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maíz para at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t cake ( 1 pieza 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icena de sab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íz (blanco, cacahuazintle, palomer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s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a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natura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para hot dog (media noch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árab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bir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e caja (blanco, integral, multigra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mol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(hervida o al hor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a hervida (fideo, espagueti, lasaña, etc.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neques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lacoyo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 azu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 horne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tr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u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 de harina enchi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turas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con chispas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vena con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integral con m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tipo sándwich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con 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ulce (bisquet, cuernito, o conch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qu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 reducidas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papa prepar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les de canela ó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topos y nach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ubias, garbanzos, habas, lentej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ver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jol canario, neg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texturizada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bulón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oci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y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ja fres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calao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lanco de ni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eza de pes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r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m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gigan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pacot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gr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avestru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jai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res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molida de pollo y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z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bare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fres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se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lar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u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lop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mo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jitas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pescado, mero, mojarra, merlu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res y 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iba cocida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alm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allón de fil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lanesa de pollo y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lej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uslo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ci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a la plancha, asada,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ollo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ado en tro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nt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ottag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ques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iñone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óba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rim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/3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nad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j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nchoa co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ach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bacoa Mac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tern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p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c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jolote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món de pavo y/o pier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res (sirloin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en la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uezo de pollo s/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cab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n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uch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sanos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ngan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ozare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ami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s en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ón de pollo con pie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do en can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ald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ngu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on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tad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ggets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ahum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escado conge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el de pavo y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llo rost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ar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eri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s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anas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hihuah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und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go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anche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Oax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taz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ip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em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 soy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bajo en grasa y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liqu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con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qu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zúcar blanca y mor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energética con cafeí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láctea fermen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mac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salvav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o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preparada co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om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fruta industrial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conden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 baja e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el (de abeja, maíz o mapl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éctar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ieve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bleas de 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frut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lonc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nche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embotel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catsup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derezos bajos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 confi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am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arroz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galleta y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nuga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de m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ngos zamoran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an de ca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elado de le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une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paquete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con leche 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itas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1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piá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crema para café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parras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fé americano descafei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do de pollo / res, desgrasado**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s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a en polvo, con 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somé de pollo /res /camarón en polv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jamai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bu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s de ol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jas de laur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or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sta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de di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de aj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barbecu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soya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ingl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eriyaki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é sin azúcar (manzanilla, canela, hierbabuena, jama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ai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neg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njolí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ll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9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 co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 de la ind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stach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canola, soya, oliv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girasol, maíz, cártam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en sp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disparos de 1 segundo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tas si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ori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sto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á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chantill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para caf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ca de cerdo veget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rgarin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ia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 en pas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gan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cino en ti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BD Grupos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Grupo(idGrupo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'.strip(),subgrupo=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,energia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proteina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'.strip(),subgrupo=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,energia=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Cereales y tubérculo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Sin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proteina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Cereales y tubérculo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Con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proteina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Leguminosas</text:p>
          </table:table-cell>
          <table:table-cell office:value-type="string" calcext:value-type="string">
            <text:p>'.strip(),subgrupo=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,energia=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proteina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lipidos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arbohidratos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limentos de origen animal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Muy bajo aporte de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proteina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lipidos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limentos de origen animal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Bajo aporte de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proteina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lipidos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limentos de origen animal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Moderado aporte de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proteina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limentos de origen animal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Alto aporte de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proteina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lipidos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Descremad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proteina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lipidos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arbohidratos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Semidescremad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proteina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lipidos=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arbohidratos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Enter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proteina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lipidos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arbohidratos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Con azúcar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proteina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ceites y grasa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Sin proteín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ceites y grasa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Con proteín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proteina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zúcare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Sin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zúcare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Con grasa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Alimentos libres en energía</text:p>
          </table:table-cell>
          <table:table-cell office:value-type="string" calcext:value-type="string">
            <text:p>'.strip(),subgrupo=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,energi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Bebidas alcohólicas</text:p>
          </table:table-cell>
          <table:table-cell office:value-type="string" calcext:value-type="string">
            <text:p>'.strip(),subgrupo=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,energia=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Grasa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Fuente de monoinsaturadas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proteina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Grasa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Fuente de poliinsaturadas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  <table:table-row table:style-name="ro1">
          <table:table-cell office:value-type="string" calcext:value-type="string">
            <text:p>Grupo(idGrupo=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nombre='</text:p>
          </table:table-cell>
          <table:table-cell office:value-type="string" calcext:value-type="string">
            <text:p>Grasas</text:p>
          </table:table-cell>
          <table:table-cell office:value-type="string" calcext:value-type="string">
            <text:p>'.strip(),subgrupo='</text:p>
          </table:table-cell>
          <table:table-cell office:value-type="string" calcext:value-type="string">
            <text:p>Fuente de saturadas y trans</text:p>
          </table:table-cell>
          <table:table-cell office:value-type="string" calcext:value-type="string">
            <text:p><text:span text:style-name="T1">'.strip()</text:span>,energia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proteina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lipidos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arbohidrato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.save(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4:42:08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08T17:02:03.612584859</meta:creation-date>
    <dc:date>2021-09-07T18:38:12.884000000</dc:date>
    <meta:editing-duration>PT30M15S</meta:editing-duration>
    <meta:editing-cycles>6</meta:editing-cycles>
    <meta:generator>LibreOffice/7.0.4.2$Windows_X86_64 LibreOffice_project/dcf040e67528d9187c66b2379df5ea4407429775</meta:generator>
    <meta:document-statistic meta:table-count="2" meta:cell-count="2767" meta:object-count="0"/>
  </office:meta>
</office:document-meta>
</file>